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011-11-Abstencionista maxima y acerrimos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27724">
            <text:p>4027724</text:p>
          </table:table-cell>
          <table:table-cell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formula="of:=SUM([.B7:.B26])" office:value-type="float" office:value="2202440">
            <text:p>2202440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formula="of:=[.B2]-[.B3]" office:value-type="float" office:value="1825284">
            <text:p>1825284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number-columns-repeated="1023"/>
        </table:table-row>
        <table:table-row table:style-name="ro1">
          <table:table-cell office:value-type="string">
            <text:p>blancos</text:p>
          </table:table-cell>
          <table:table-cell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 office:value-type="string">
            <text:p>PSC-PSOE</text:p>
          </table:table-cell>
          <table:table-cell table:style-name="ce4" office:value-type="float" office:value="909601">
            <text:p>909601</text:p>
          </table:table-cell>
          <table:table-cell/>
          <table:table-cell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office:value-type="string">
            <text:p>CiU</text:p>
          </table:table-cell>
          <table:table-cell table:style-name="ce4" office:value-type="float" office:value="547993">
            <text:p>547993</text:p>
          </table:table-cell>
          <table:table-cell/>
          <table:table-cell office:value-type="string">
            <text:p>CONVERGÈNCIA I UNIÓ</text:p>
          </table:table-cell>
          <table:table-cell table:number-columns-repeated="1020"/>
        </table:table-row>
        <table:table-row table:style-name="ro1">
          <table:table-cell office:value-type="string">
            <text:p>PP</text:p>
          </table:table-cell>
          <table:table-cell table:style-name="ce4" office:value-type="float" office:value="470677">
            <text:p>470677</text:p>
          </table:table-cell>
          <table:table-cell/>
          <table:table-cell office:value-type="string">
            <text:p>PARTIT POPULAR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ICV-EUiA</text:p>
          </table:table-cell>
          <table:table-cell table:style-name="ce4" office:value-type="float" office:value="155674">
            <text:p>155674</text:p>
          </table:table-cell>
          <table:table-cell/>
          <table:table-cell office:value-type="string">
            <text:p>INICIATIVA PER CATALUNYA VERDS - ESQUERRA UNIDA I ALTERNATIVA: L'ESQUERRA PLURAL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ERC-RI.cat</text:p>
          </table:table-cell>
          <table:table-cell table:style-name="ce4" office:value-type="float" office:value="114195">
            <text:p>114195</text:p>
          </table:table-cell>
          <table:table-cell/>
          <table:table-cell office:value-type="string">
            <text:p>ESQUERRA REPLUBLICANA DE CATALUNYA - CATALUNYA SÍ</text:p>
          </table:table-cell>
          <table:table-cell table:number-columns-repeated="1020"/>
        </table:table-row>
        <table:table-row table:style-name="ro1">
          <table:table-cell office:value-type="string">
            <text:p>PACMA</text:p>
          </table:table-cell>
          <table:table-cell table:number-columns-repeated="2"/>
          <table:table-cell office:value-type="string">
            <text:p>PARTIDO ANIMALISTA CONTRA EL MALTRATO ANIMAL</text:p>
          </table:table-cell>
          <table:table-cell table:number-columns-repeated="1020"/>
        </table:table-row>
        <table:table-row table:style-name="ro1">
          <table:table-cell office:value-type="string">
            <text:p>UPyD</text:p>
          </table:table-cell>
          <table:table-cell table:number-columns-repeated="2"/>
          <table:table-cell office:value-type="string">
            <text:p>UNION PROGRESO Y DEMOCRÁCIA</text:p>
          </table:table-cell>
          <table:table-cell table:number-columns-repeated="1020"/>
        </table:table-row>
        <table:table-row table:style-name="ro1">
          <table:table-cell office:value-type="string">
            <text:p>PCPC</text:p>
          </table:table-cell>
          <table:table-cell table:number-columns-repeated="2"/>
          <table:table-cell office:value-type="string">
            <text:p>PARTIT COMUNISTA DEL POBLE DE CATALUNYA</text:p>
          </table:table-cell>
          <table:table-cell table:number-columns-repeated="1020"/>
        </table:table-row>
        <table:table-row table:style-name="ro1">
          <table:table-cell office:value-type="string">
            <text:p>PIRATA.CAT</text:p>
          </table:table-cell>
          <table:table-cell table:number-columns-repeated="2"/>
          <table:table-cell office:value-type="string">
            <text:p>PIRATES DE CATALUNYA</text:p>
          </table:table-cell>
          <table:table-cell table:number-columns-repeated="1020"/>
        </table:table-row>
        <table:table-row table:style-name="ro1">
          <table:table-cell office:value-type="string">
            <text:p>ANTICAPITALISTES</text:p>
          </table:table-cell>
          <table:table-cell table:number-columns-repeated="2"/>
          <table:table-cell office:value-type="string">
            <text:p>ANTICAPITALISTES</text:p>
          </table:table-cell>
          <table:table-cell table:number-columns-repeated="1020"/>
        </table:table-row>
        <table:table-row table:style-name="ro1">
          <table:table-cell office:value-type="string">
            <text:p>Eb</text:p>
          </table:table-cell>
          <table:table-cell table:number-columns-repeated="2"/>
          <table:table-cell office:value-type="string">
            <text:p>ESCONS EN BLANC</text:p>
          </table:table-cell>
          <table:table-cell table:number-columns-repeated="1020"/>
        </table:table-row>
        <table:table-row table:style-name="ro1">
          <table:table-cell office:value-type="string">
            <text:p>UCE</text:p>
          </table:table-cell>
          <table:table-cell table:number-columns-repeated="2"/>
          <table:table-cell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office:value-type="string">
            <text:p>PFyV</text:p>
          </table:table-cell>
          <table:table-cell table:number-columns-repeated="2"/>
          <table:table-cell office:value-type="string">
            <text:p>FAMILIA Y VIDA</text:p>
          </table:table-cell>
          <table:table-cell table:number-columns-repeated="1020"/>
        </table:table-row>
        <table:table-row table:style-name="ro1">
          <table:table-cell office:value-type="string">
            <text:p>PRE-R</text:p>
          </table:table-cell>
          <table:table-cell table:number-columns-repeated="2"/>
          <table:table-cell office:value-type="string">
            <text:p>PARTIT REPUBLICÀ D'ESQUERRA - REPUBLICANS</text:p>
          </table:table-cell>
          <table:table-cell table:number-columns-repeated="1020"/>
        </table:table-row>
        <table:table-row table:style-name="ro1">
          <table:table-cell office:value-type="string">
            <text:p>PxC</text:p>
          </table:table-cell>
          <table:table-cell office:value-type="float" office:value="4300">
            <text:p>4300</text:p>
          </table:table-cell>
          <table:table-cell/>
          <table:table-cell office:value-type="string">
            <text:p>PLATAFORMA PER CATALUNYA</text:p>
          </table:table-cell>
          <table:table-cell table:number-columns-repeated="1020"/>
        </table:table-row>
        <table:table-row table:style-name="ro1">
          <table:table-cell office:value-type="string">
            <text:p>POSI</text:p>
          </table:table-cell>
          <table:table-cell table:number-columns-repeated="2"/>
          <table:table-cell office:value-type="string">
            <text:p>PARTIT OBRER SOCIALISTA INTERNACIONALISTA</text:p>
          </table:table-cell>
          <table:table-cell table:number-columns-repeated="1020"/>
        </table:table-row>
        <table:table-row table:style-name="ro1">
          <table:table-cell office:value-type="string">
            <text:p>PH</text:p>
          </table:table-cell>
          <table:table-cell table:number-columns-repeated="2"/>
          <table:table-cell office:value-type="string">
            <text:p>PARTIT HUMANISTA</text:p>
          </table:table-cell>
          <table:table-cell table:number-columns-repeated="1020"/>
        </table:table-row>
        <table:table-row table:style-name="ro1">
          <table:table-cell office:value-type="string">
            <text:p>PATO</text:p>
          </table:table-cell>
          <table:table-cell table:number-columns-repeated="2"/>
          <table:table-cell office:value-type="string">
            <text:p>PARTIDO ABRE TUS OJOS</text:p>
          </table:table-cell>
          <table:table-cell table:number-columns-repeated="1020"/>
        </table:table-row>
        <table:table-row table:style-name="ro1">
          <table:table-cell office:value-type="string">
            <text:p>LV-GV</text:p>
          </table:table-cell>
          <table:table-cell table:number-columns-repeated="2"/>
          <table:table-cell office:value-type="string">
            <text:p>LOS VERDES - GRUPO VERDE</text:p>
          </table:table-cell>
          <table:table-cell table:number-columns-repeated="1020"/>
        </table:table-row>
        <table:table-row table:style-name="ro1">
          <table:table-cell office:value-type="string">
            <text:p>HARTOS.ORG</text:p>
          </table:table-cell>
          <table:table-cell table:number-columns-repeated="2"/>
          <table:table-cell office:value-type="string">
            <text:p>HARTOS.ORG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8-03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Siglas</text:p>
          </table:table-cell>
          <table:table-cell table:style-name="ce3" office:value-type="string">
            <text:p>Votos</text:p>
          </table:table-cell>
          <table:table-cell table:style-name="ce3" office:value-type="string">
            <text:p>Diputados</text:p>
          </table:table-cell>
          <table:table-cell table:style-name="ce1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980181">
            <text:p>3980181</text:p>
          </table:table-cell>
          <table:table-cell table:formula="of:=SUM([.C7:.C38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812062">
            <text:p>2812062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1168119">
            <text:p>1168119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12834">
            <text:p>12834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42672">
            <text:p>42672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309171">
            <text:p>1309171</text:p>
          </table:table-cell>
          <table:table-cell table:style-name="ce4" office:value-type="float" office:value="16">
            <text:p>16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547993">
            <text:p>547993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470677">
            <text:p>470677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PARTIT POPULAR/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SQUERRA</text:p>
          </table:table-cell>
          <table:table-cell table:style-name="ce4" office:value-type="float" office:value="184558">
            <text:p>184558</text:p>
          </table:table-cell>
          <table:table-cell table:style-name="ce4" office:value-type="float" office:value="2">
            <text:p>2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V-EUiA</text:p>
          </table:table-cell>
          <table:table-cell table:style-name="ce4" office:value-type="float" office:value="155674">
            <text:p>15567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INICIATIVA PER CATALUNYA VERDS-ESQUERRA UNIDA I ALTERNATIV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's</text:p>
          </table:table-cell>
          <table:table-cell table:style-name="ce4" office:value-type="float" office:value="24220">
            <text:p>2422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IUTADANS-PARTIDO DE LA CIUDADANI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AE</text:p>
          </table:table-cell>
          <table:table-cell table:style-name="ce4" office:value-type="float" office:value="12561">
            <text:p>1256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 - L'ALTERNATIVA ECOLOG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ACMA</text:p>
          </table:table-cell>
          <table:table-cell table:style-name="ce4" office:value-type="float" office:value="8153">
            <text:p>815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ANTITAURINO CONTRA EL MALTRATO ANIM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LV</text:p>
          </table:table-cell>
          <table:table-cell table:style-name="ce4" office:value-type="float" office:value="7324">
            <text:p>732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LOS VERD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PyD</text:p>
          </table:table-cell>
          <table:table-cell table:style-name="ce4" office:value-type="float" office:value="5179">
            <text:p>517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ON PROGRESO Y DEMOCRACI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C</text:p>
          </table:table-cell>
          <table:table-cell table:style-name="ce4" office:value-type="float" office:value="4250">
            <text:p>425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REPUBLICA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i</text:p>
          </table:table-cell>
          <table:table-cell table:style-name="ce4" office:value-type="float" office:value="3733">
            <text:p>373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I ESCONS INSUBMISOS-ALTERNATIVA DELS DEMOCRATES DESCONTENT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PC</text:p>
          </table:table-cell>
          <table:table-cell table:style-name="ce4" office:value-type="float" office:value="3100">
            <text:p>310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COMUNISTA DEL PUEBLO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DLPEA</text:p>
          </table:table-cell>
          <table:table-cell table:style-name="ce4" office:value-type="float" office:value="3050">
            <text:p>305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 LOS PENSIONISTAS EN ACCION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ENB</text:p>
          </table:table-cell>
          <table:table-cell table:style-name="ce4" office:value-type="float" office:value="2851">
            <text:p>285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IUDADANOS EN BLANC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UM+J</text:p>
          </table:table-cell>
          <table:table-cell table:style-name="ce4" office:value-type="float" office:value="1525">
            <text:p>152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OR UN MUNDO MAS JUST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.O.S.I.</text:p>
          </table:table-cell>
          <table:table-cell table:style-name="ce4" office:value-type="float" office:value="1486">
            <text:p>148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OBRER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-PRE</text:p>
          </table:table-cell>
          <table:table-cell table:style-name="ce4" office:value-type="float" office:value="1387">
            <text:p>138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IZQUIERDA REPUBLICANA-PARTIT REPUBLICA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.N.</text:p>
          </table:table-cell>
          <table:table-cell table:style-name="ce4" office:value-type="float" office:value="1326">
            <text:p>132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DEMOCRACIA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FiV</text:p>
          </table:table-cell>
          <table:table-cell table:style-name="ce4" office:value-type="float" office:value="1279">
            <text:p>127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FAMILIA I VI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 de las JONS</text:p>
          </table:table-cell>
          <table:table-cell table:style-name="ce4" office:value-type="float" office:value="1102">
            <text:p>110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.O.N.S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MD</text:p>
          </table:table-cell>
          <table:table-cell table:style-name="ce4" office:value-type="float" office:value="1079">
            <text:p>107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TERNATIVA MOTOR Y DEPORT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xCat</text:p>
          </table:table-cell>
          <table:table-cell table:style-name="ce4" office:value-type="float" office:value="823">
            <text:p>82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4" office:value-type="float" office:value="627">
            <text:p>62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HUMAN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CI</text:p>
          </table:table-cell>
          <table:table-cell table:style-name="ce4" office:value-type="float" office:value="594">
            <text:p>59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 LAS LIBERTADES CIVIL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-2000</text:p>
          </table:table-cell>
          <table:table-cell table:style-name="ce4" office:value-type="float" office:value="527">
            <text:p>52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PAÑA 200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.A.</text:p>
          </table:table-cell>
          <table:table-cell table:style-name="ce4" office:value-type="float" office:value="524">
            <text:p>52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ES</text:p>
          </table:table-cell>
          <table:table-cell table:style-name="ce4" office:value-type="float" office:value="509">
            <text:p>50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TERNATIVA ESPAÑO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.u.N.</text:p>
          </table:table-cell>
          <table:table-cell table:style-name="ce4" office:value-type="float" office:value="359">
            <text:p>35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IANZA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.I.(LIT-CI)</text:p>
          </table:table-cell>
          <table:table-cell table:style-name="ce4" office:value-type="float" office:value="321">
            <text:p>32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LUI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. C. de C.</text:p>
          </table:table-cell>
          <table:table-cell table:style-name="ce4" office:value-type="float" office:value="301">
            <text:p>30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CARLI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AIn</text:p>
          </table:table-cell>
          <table:table-cell table:style-name="ce4" office:value-type="float" office:value="293">
            <text:p>29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SOLIDARIDAD Y AUTOGESTION INTERNACIONALISTA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4-03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07330">
            <text:p>4007330</text:p>
          </table:table-cell>
          <table:table-cell table:formula="of:=SUM([.C6:.C37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3052310">
            <text:p>3052310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955020">
            <text:p>955020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8475">
            <text:p>8475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27979">
            <text:p>2797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268028">
            <text:p>1268028</text:p>
          </table:table-cell>
          <table:table-cell table:style-name="ce4" office:value-type="float" office:value="14">
            <text:p>14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586854">
            <text:p>586854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485504">
            <text:p>485504</text:p>
          </table:table-cell>
          <table:table-cell table:style-name="ce4" office:value-type="float" office:value="5">
            <text:p>5</text:p>
          </table:table-cell>
          <table:table-cell table:style-name="ce5" office:value-type="string">
            <text:p>PARTIT POPULAR DE CATAN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428986">
            <text:p>428986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V-EUiA</text:p>
          </table:table-cell>
          <table:table-cell table:style-name="ce4" office:value-type="float" office:value="198116">
            <text:p>198116</text:p>
          </table:table-cell>
          <table:table-cell table:style-name="ce4" office:value-type="float" office:value="2">
            <text:p>2</text:p>
          </table:table-cell>
          <table:table-cell table:style-name="ce5" office:value-type="string">
            <text:p>INIC. PER CATALUNYA VERDS-ESQUERRA UNIDA I ALTERN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AE</text:p>
          </table:table-cell>
          <table:table-cell table:style-name="ce4" office:value-type="float" office:value="26739">
            <text:p>2673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L'ALTERNATIVA ECOLOG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SI</text:p>
          </table:table-cell>
          <table:table-cell table:style-name="ce4" office:value-type="float" office:value="2691">
            <text:p>269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OBRERO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ENB</text:p>
          </table:table-cell>
          <table:table-cell table:style-name="ce4" office:value-type="float" office:value="2686">
            <text:p>268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IUDADANOS EN BLANC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4" office:value-type="float" office:value="2113">
            <text:p>211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-PRE</text:p>
          </table:table-cell>
          <table:table-cell table:style-name="ce4" office:value-type="float" office:value="1889">
            <text:p>188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IZQUIERDA REPUBLICANA-PARTIT REPUBLICA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i</text:p>
          </table:table-cell>
          <table:table-cell table:style-name="ce4" office:value-type="float" office:value="1812">
            <text:p>181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CONS INSUBMISOS-ALT. DELS DEMOCRATES DESCONTENT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FiV</text:p>
          </table:table-cell>
          <table:table-cell table:style-name="ce4" office:value-type="float" office:value="1586">
            <text:p>158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FAMILIA I VI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PC</text:p>
          </table:table-cell>
          <table:table-cell table:style-name="ce4" office:value-type="float" office:value="1534">
            <text:p>153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COMUNISTA DEL POBLE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 de las JONS</text:p>
          </table:table-cell>
          <table:table-cell table:style-name="ce4" office:value-type="float" office:value="1359">
            <text:p>135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ON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4" office:value-type="float" office:value="1141">
            <text:p>114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N</text:p>
          </table:table-cell>
          <table:table-cell table:style-name="ce4" office:value-type="float" office:value="1029">
            <text:p>102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DEMOCRACIA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A FALANG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ADE</text:p>
          </table:table-cell>
          <table:table-cell table:style-name="ce4" office:value-type="float" office:value="591">
            <text:p>59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MOCRATA ESPAÑO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NCA</text:p>
          </table:table-cell>
          <table:table-cell table:style-name="ce4" office:value-type="float" office:value="566">
            <text:p>56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NACIONALISTA CAL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SR</text:p>
          </table:table-cell>
          <table:table-cell table:style-name="ce4" office:value-type="float" office:value="522">
            <text:p>5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MOVIMENT SOCIAL REPUBL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</text:p>
          </table:table-cell>
          <table:table-cell table:style-name="ce4" office:value-type="float" office:value="410">
            <text:p>41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TADO NACIONAL EUROPE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DE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RENTE DEMOCRATICO ESPAÑO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.I. (LIT-CI)</text:p>
          </table:table-cell>
          <table:table-cell table:style-name="ce4" office:value-type="float" office:value="324">
            <text:p>32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LUITA INTERNACIONALISTA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-03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4033017">
            <text:p>4033017</text:p>
          </table:table-cell>
          <table:table-cell table:formula="of:=SUM([.C6:.C37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572428">
            <text:p>2572428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1460589">
            <text:p>1460589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10920">
            <text:p>10920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36486">
            <text:p>36486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909601">
            <text:p>909601</text:p>
          </table:table-cell>
          <table:table-cell table:style-name="ce4" office:value-type="float" office:value="12">
            <text:p>12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673558">
            <text:p>673558</text:p>
          </table:table-cell>
          <table:table-cell table:style-name="ce4" office:value-type="float" office:value="9">
            <text:p>9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602777">
            <text:p>602777</text:p>
          </table:table-cell>
          <table:table-cell table:style-name="ce4" office:value-type="float" office:value="8">
            <text:p>8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131114">
            <text:p>13111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-V</text:p>
          </table:table-cell>
          <table:table-cell table:style-name="ce4" office:value-type="float" office:value="103778">
            <text:p>103778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INICIATIVA PER CATALUNYA-VERD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UIA</text:p>
          </table:table-cell>
          <table:table-cell table:style-name="ce4" office:value-type="float" office:value="64111">
            <text:p>6411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QUERRA UNIDA I ALTERNATIV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GV</text:p>
          </table:table-cell>
          <table:table-cell table:style-name="ce4" office:value-type="float" office:value="14922">
            <text:p>149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GRUP VERD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AV</text:p>
          </table:table-cell>
          <table:table-cell table:style-name="ce4" office:value-type="float" office:value="7685">
            <text:p>768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ALTERNATIVA VER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SI</text:p>
          </table:table-cell>
          <table:table-cell table:style-name="ce4" office:value-type="float" office:value="3501">
            <text:p>350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OBRER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GIL</text:p>
          </table:table-cell>
          <table:table-cell table:style-name="ce4" office:value-type="float" office:value="2547">
            <text:p>254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GRUPO INDEPENDIENTE LIBER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C</text:p>
          </table:table-cell>
          <table:table-cell table:style-name="ce4" office:value-type="float" office:value="1538">
            <text:p>153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TAT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-CDS</text:p>
          </table:table-cell>
          <table:table-cell table:style-name="ce4" office:value-type="float" office:value="1450">
            <text:p>145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ON CENTRISTA-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4" office:value-type="float" office:value="1333">
            <text:p>133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-PRE</text:p>
          </table:table-cell>
          <table:table-cell table:style-name="ce4" office:value-type="float" office:value="1275">
            <text:p>127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IZQUIERDA REPUBLICANA-PARTIT REPUBLICA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N</text:p>
          </table:table-cell>
          <table:table-cell table:style-name="ce4" office:value-type="float" office:value="1048">
            <text:p>104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 LA LLEI NATUR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NCA</text:p>
          </table:table-cell>
          <table:table-cell table:style-name="ce4" office:value-type="float" office:value="861">
            <text:p>86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NACIONALISTA CAL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I-FE 2000</text:p>
          </table:table-cell>
          <table:table-cell table:style-name="ce4" office:value-type="float" office:value="826">
            <text:p>82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INDEPENDIENTE-FALANGE 200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</text:p>
          </table:table-cell>
          <table:table-cell table:style-name="ce4" office:value-type="float" office:value="826">
            <text:p>82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A FALANG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</text:p>
          </table:table-cell>
          <table:table-cell table:style-name="ce4" office:value-type="float" office:value="710">
            <text:p>71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TADO NACIONAL EUROPE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S2000</text:p>
          </table:table-cell>
          <table:table-cell table:style-name="ce4" office:value-type="float" office:value="613">
            <text:p>61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LATAFORMA ESPAÑA 200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I (LIT-CI)</text:p>
          </table:table-cell>
          <table:table-cell table:style-name="ce4" office:value-type="float" office:value="518">
            <text:p>51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LUI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ADE</text:p>
          </table:table-cell>
          <table:table-cell table:style-name="ce4" office:value-type="float" office:value="430">
            <text:p>43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MOCRATA ESPAÑOL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6-03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905255">
            <text:p>3905255</text:p>
          </table:table-cell>
          <table:table-cell table:formula="of:=SUM([.C6:.C37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993424">
            <text:p>2993424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911831">
            <text:p>911831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8710">
            <text:p>8710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20365">
            <text:p>2036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203339">
            <text:p>1203339</text:p>
          </table:table-cell>
          <table:table-cell table:style-name="ce4" office:value-type="float" office:value="13">
            <text:p>13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818832">
            <text:p>818832</text:p>
          </table:table-cell>
          <table:table-cell table:style-name="ce4" office:value-type="float" office:value="9">
            <text:p>9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548323">
            <text:p>548323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-EV</text:p>
          </table:table-cell>
          <table:table-cell table:style-name="ce4" office:value-type="float" office:value="260881">
            <text:p>260881</text:p>
          </table:table-cell>
          <table:table-cell table:style-name="ce4" office:value-type="float" office:value="2">
            <text:p>2</text:p>
          </table:table-cell>
          <table:table-cell table:style-name="ce5" office:value-type="string">
            <text:p>INICIATIVA PER CATALUNYA-ELS VERD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114195">
            <text:p>114195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E-AEC</text:p>
          </table:table-cell>
          <table:table-cell table:style-name="ce4" office:value-type="float" office:value="6241">
            <text:p>624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 EUROPEUS-ALTER.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</text:p>
          </table:table-cell>
          <table:table-cell table:style-name="ce4" office:value-type="float" office:value="3980">
            <text:p>398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</text:p>
          </table:table-cell>
          <table:table-cell table:style-name="ce4" office:value-type="float" office:value="2221">
            <text:p>222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ON CENTR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RT</text:p>
          </table:table-cell>
          <table:table-cell table:style-name="ce4" office:value-type="float" office:value="1936">
            <text:p>193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REVOLUCIONARI DELS TREBALLADOR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A</text:p>
          </table:table-cell>
          <table:table-cell table:style-name="ce4" office:value-type="float" office:value="1296">
            <text:p>129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4" office:value-type="float" office:value="1060">
            <text:p>106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ICC</text:p>
          </table:table-cell>
          <table:table-cell table:style-name="ce4" office:value-type="float" office:value="895">
            <text:p>89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LATAFORMA INDEPENDENT CIUTAD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R</text:p>
          </table:table-cell>
          <table:table-cell table:style-name="ce4" office:value-type="float" office:value="655">
            <text:p>65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OALICIO REPUBLIC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</text:p>
          </table:table-cell>
          <table:table-cell table:style-name="ce4" office:value-type="float" office:value="495">
            <text:p>49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TADO NACIONAL EUROPE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PARTIT OBRER REVOLUCIONARI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93-06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752461">
            <text:p>3752461</text:p>
          </table:table-cell>
          <table:table-cell table:formula="of:=SUM([.C6:.C37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842551">
            <text:p>2842551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909910">
            <text:p>909910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10291">
            <text:p>10291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18229">
            <text:p>1822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030053">
            <text:p>1030053</text:p>
          </table:table-cell>
          <table:table-cell table:style-name="ce4" office:value-type="float" office:value="12">
            <text:p>12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851105">
            <text:p>851105</text:p>
          </table:table-cell>
          <table:table-cell table:style-name="ce4" office:value-type="float" office:value="10">
            <text:p>10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480204">
            <text:p>480204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</text:p>
          </table:table-cell>
          <table:table-cell table:style-name="ce4" office:value-type="float" office:value="240019">
            <text:p>240019</text:p>
          </table:table-cell>
          <table:table-cell table:style-name="ce4" office:value-type="float" office:value="3">
            <text:p>3</text:p>
          </table:table-cell>
          <table:table-cell table:style-name="ce5" office:value-type="string">
            <text:p>INICIATIVA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122530">
            <text:p>122530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CEC</text:p>
          </table:table-cell>
          <table:table-cell table:style-name="ce4" office:value-type="float" office:value="30188">
            <text:p>3018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CONFEDERACIO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4" office:value-type="float" office:value="22446">
            <text:p>2244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E</text:p>
          </table:table-cell>
          <table:table-cell table:style-name="ce4" office:value-type="float" office:value="9495">
            <text:p>949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OS ECOLOGISTA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-VERDE</text:p>
          </table:table-cell>
          <table:table-cell table:style-name="ce4" office:value-type="float" office:value="8179">
            <text:p>817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ECOLOG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4" office:value-type="float" office:value="6813">
            <text:p>681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SOCIALISTA DELS TREBALLADOR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DE</text:p>
          </table:table-cell>
          <table:table-cell table:style-name="ce4" office:value-type="float" office:value="4958">
            <text:p>495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GRUPACION RUIZ-MATEOS-ALIANZA DEMOCR. EUROPE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</text:p>
          </table:table-cell>
          <table:table-cell table:style-name="ce4" office:value-type="float" office:value="2557">
            <text:p>255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OBRERO REVOLUCIONAR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</text:p>
          </table:table-cell>
          <table:table-cell table:style-name="ce4" office:value-type="float" office:value="1181">
            <text:p>118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HUMA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style-name="ce4" office:value-type="float" office:value="1132">
            <text:p>113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.O.N.S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N</text:p>
          </table:table-cell>
          <table:table-cell table:style-name="ce4" office:value-type="float" office:value="1118">
            <text:p>111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 LA LEY NATUR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 (A)</text:p>
          </table:table-cell>
          <table:table-cell table:style-name="ce4" office:value-type="float" office:value="747">
            <text:p>74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PS</text:p>
          </table:table-cell>
          <table:table-cell table:style-name="ce4" office:value-type="float" office:value="712">
            <text:p>71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OALICION POR UN NUEVO PARTIDO SOCI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DLA</text:p>
          </table:table-cell>
          <table:table-cell table:style-name="ce4" office:value-type="float" office:value="594">
            <text:p>59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ON DE AUTONOMIA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9-10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617948">
            <text:p>3617948</text:p>
          </table:table-cell>
          <table:table-cell table:formula="of:=SUM([.C6:.C37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456966">
            <text:p>2456966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1160982">
            <text:p>1160982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13323">
            <text:p>13323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14241">
            <text:p>14241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903546">
            <text:p>903546</text:p>
          </table:table-cell>
          <table:table-cell table:style-name="ce4" office:value-type="float" office:value="14">
            <text:p>14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741682">
            <text:p>741682</text:p>
          </table:table-cell>
          <table:table-cell table:style-name="ce4" office:value-type="float" office:value="11">
            <text:p>11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</text:p>
          </table:table-cell>
          <table:table-cell table:style-name="ce4" office:value-type="float" office:value="257021">
            <text:p>257021</text:p>
          </table:table-cell>
          <table:table-cell table:style-name="ce4" office:value-type="float" office:value="3">
            <text:p>3</text:p>
          </table:table-cell>
          <table:table-cell table:style-name="ce5" office:value-type="string">
            <text:p>PARTIDO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C</text:p>
          </table:table-cell>
          <table:table-cell table:style-name="ce4" office:value-type="float" office:value="200050">
            <text:p>200050</text:p>
          </table:table-cell>
          <table:table-cell table:style-name="ce4" office:value-type="float" office:value="3">
            <text:p>3</text:p>
          </table:table-cell>
          <table:table-cell table:style-name="ce5" office:value-type="string">
            <text:p>INICIATIVA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.</text:p>
          </table:table-cell>
          <table:table-cell table:style-name="ce4" office:value-type="float" office:value="110681">
            <text:p>110681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CENTRE DEMOCRATIC I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60642">
            <text:p>6064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UIZ-MATEOS</text:p>
          </table:table-cell>
          <table:table-cell table:style-name="ce4" office:value-type="float" office:value="29187">
            <text:p>2918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GRUPACION RUIZ-MATEO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C</text:p>
          </table:table-cell>
          <table:table-cell table:style-name="ce4" office:value-type="float" office:value="27746">
            <text:p>2774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LS COMUN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E</text:p>
          </table:table-cell>
          <table:table-cell table:style-name="ce4" office:value-type="float" office:value="19573">
            <text:p>1957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 ECOLOGIST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V-MEC</text:p>
          </table:table-cell>
          <table:table-cell table:style-name="ce4" office:value-type="float" office:value="18518">
            <text:p>1851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TERNATIVA VERDA-MOVIMENT ECOLOG.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V-LV</text:p>
          </table:table-cell>
          <table:table-cell table:style-name="ce4" office:value-type="float" office:value="18089">
            <text:p>1808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LS VERDS-LLISTA VERD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TE-UC</text:p>
          </table:table-cell>
          <table:table-cell table:style-name="ce4" office:value-type="float" office:value="10782">
            <text:p>1078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TRABAJADORES DE ESPAÑA-UNIDAD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4" office:value-type="float" office:value="9270">
            <text:p>927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OCIAL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-VERDE</text:p>
          </table:table-cell>
          <table:table-cell table:style-name="ce4" office:value-type="float" office:value="8110">
            <text:p>811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ECOLOGISTA DE CATALUNYA-VERD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SD.</text:p>
          </table:table-cell>
          <table:table-cell table:style-name="ce4" office:value-type="float" office:value="4996">
            <text:p>499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OALICIO SOCIALDEMOCRA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E.</text:p>
          </table:table-cell>
          <table:table-cell table:style-name="ce4" office:value-type="float" office:value="2276">
            <text:p>227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LS OBRERS REVOLUCIONARIS D'ESPA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HC</text:p>
          </table:table-cell>
          <table:table-cell table:style-name="ce4" office:value-type="float" office:value="2223">
            <text:p>222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HUMAN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style-name="ce4" office:value-type="float" office:value="2087">
            <text:p>208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.O.N.S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D</text:p>
          </table:table-cell>
          <table:table-cell table:style-name="ce4" office:value-type="float" office:value="1200">
            <text:p>120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DAD CENTRISTA-P.E.D.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R</text:p>
          </table:table-cell>
          <table:table-cell table:style-name="ce4" office:value-type="float" office:value="1127">
            <text:p>112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IANZA POR LA REPUBL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NV-URV</text:p>
          </table:table-cell>
          <table:table-cell table:style-name="ce4" office:value-type="float" office:value="596">
            <text:p>59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QUERRA NACIONALISTA VALENCIANA - URV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E-(M.L.)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PARTIDO COMUNISTA DE ESPAÑA (MARXISTA-LENINISTA)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6-06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576404">
            <text:p>3576404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459692">
            <text:p>2459692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1116712">
            <text:p>1116712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19897">
            <text:p>19897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9905">
            <text:p>990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054135">
            <text:p>1054135</text:p>
          </table:table-cell>
          <table:table-cell table:style-name="ce4" office:value-type="float" office:value="16">
            <text:p>16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728372">
            <text:p>728372</text:p>
          </table:table-cell>
          <table:table-cell table:style-name="ce4" office:value-type="float" office:value="11">
            <text:p>11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P-PDP-PL</text:p>
          </table:table-cell>
          <table:table-cell table:style-name="ce4" office:value-type="float" office:value="261166">
            <text:p>261166</text:p>
          </table:table-cell>
          <table:table-cell table:style-name="ce4" office:value-type="float" office:value="4">
            <text:p>4</text:p>
          </table:table-cell>
          <table:table-cell table:style-name="ce5" office:value-type="string">
            <text:p>COALICION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4" office:value-type="float" office:value="106434">
            <text:p>10643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-ENE</text:p>
          </table:table-cell>
          <table:table-cell table:style-name="ce4" office:value-type="float" office:value="101654">
            <text:p>10165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UNIO DE L'ESQUERRA CATAL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62390">
            <text:p>6239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C</text:p>
          </table:table-cell>
          <table:table-cell table:style-name="ce4" office:value-type="float" office:value="44757">
            <text:p>4475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LS COMUN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UC</text:p>
          </table:table-cell>
          <table:table-cell table:style-name="ce4" office:value-type="float" office:value="15390">
            <text:p>1539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MESA PARA LA UNIDAD DE LOS COMUNISTA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V</text:p>
          </table:table-cell>
          <table:table-cell table:style-name="ce4" office:value-type="float" office:value="14788">
            <text:p>1478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ISTA ALTERNATIVA VERD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C-VERDE</text:p>
          </table:table-cell>
          <table:table-cell table:style-name="ce4" office:value-type="float" office:value="11746">
            <text:p>1174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ECOLOGISTA DE CATALUÑA-VERD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4" office:value-type="float" office:value="7964">
            <text:p>796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OCIAL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style-name="ce4" office:value-type="float" office:value="4411">
            <text:p>441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DC</text:p>
          </table:table-cell>
          <table:table-cell table:style-name="ce4" office:value-type="float" office:value="3137">
            <text:p>313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SOCIALDEMOCRA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style-name="ce4" office:value-type="float" office:value="2999">
            <text:p>299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ON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PR</text:p>
          </table:table-cell>
          <table:table-cell table:style-name="ce4" office:value-type="float" office:value="2658">
            <text:p>265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DAD POPULAR REPUBLIC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SI</text:p>
          </table:table-cell>
          <table:table-cell table:style-name="ce4" office:value-type="float" office:value="2386">
            <text:p>238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OBRERO SOCIALISTA INTERNACION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OC</text:p>
          </table:table-cell>
          <table:table-cell table:style-name="ce4" office:value-type="float" office:value="1952">
            <text:p>195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IGA OBRERA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ORE</text:p>
          </table:table-cell>
          <table:table-cell table:style-name="ce4" office:value-type="float" office:value="1626">
            <text:p>162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DE LOS OBREROS REVOLUCIONARIOS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ED</text:p>
          </table:table-cell>
          <table:table-cell table:style-name="ce4" office:value-type="float" office:value="1169">
            <text:p>116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ESPAÑOL DEMOCRA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C</text:p>
          </table:table-cell>
          <table:table-cell table:style-name="ce4" office:value-type="float" office:value="756">
            <text:p>75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PROVERISTA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82-10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331611">
            <text:p>3331611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716289">
            <text:p>2716289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615322">
            <text:p>615322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33875">
            <text:p>33875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10818">
            <text:p>10818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1292672">
            <text:p>1292672</text:p>
          </table:table-cell>
          <table:table-cell table:style-name="ce4" office:value-type="float" office:value="18">
            <text:p>18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560555">
            <text:p>560555</text:p>
          </table:table-cell>
          <table:table-cell table:style-name="ce4" office:value-type="float" office:value="8">
            <text:p>8</text:p>
          </table:table-cell>
          <table:table-cell table:style-name="ce5" office:value-type="string">
            <text:p>CONVERGENCIA I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P-PDP</text:p>
          </table:table-cell>
          <table:table-cell table:style-name="ce4" office:value-type="float" office:value="385967">
            <text:p>385967</text:p>
          </table:table-cell>
          <table:table-cell table:style-name="ce4" office:value-type="float" office:value="5">
            <text:p>5</text:p>
          </table:table-cell>
          <table:table-cell table:style-name="ce5" office:value-type="string">
            <text:p>ALIANZA POPULAR - PARTIDO DEMOCRATA POPULAR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</text:p>
          </table:table-cell>
          <table:table-cell table:style-name="ce4" office:value-type="float" office:value="131314">
            <text:p>13131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PARTIT SOCIALISTA UNIFICAT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C</text:p>
          </table:table-cell>
          <table:table-cell table:style-name="ce4" office:value-type="float" office:value="99852">
            <text:p>99852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ESQUERRA REPUBLIC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S</text:p>
          </table:table-cell>
          <table:table-cell table:style-name="ce4" office:value-type="float" office:value="49772">
            <text:p>4977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ENTRO DEMOCRATICO Y SOCI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C</text:p>
          </table:table-cell>
          <table:table-cell table:style-name="ce4" office:value-type="float" office:value="41371">
            <text:p>4137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LS COMUN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-UCD</text:p>
          </table:table-cell>
          <table:table-cell table:style-name="ce4" office:value-type="float" office:value="40222">
            <text:p>402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ENTR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NE</text:p>
          </table:table-cell>
          <table:table-cell table:style-name="ce4" office:value-type="float" office:value="24382">
            <text:p>2438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NACIONALISTES D'ESQU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T</text:p>
          </table:table-cell>
          <table:table-cell table:style-name="ce4" office:value-type="float" office:value="15462">
            <text:p>1546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OCIAL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N</text:p>
          </table:table-cell>
          <table:table-cell table:style-name="ce4" office:value-type="float" office:value="8724">
            <text:p>872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SOCIACION POLITICA FUERZA NUEV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A-PA</text:p>
          </table:table-cell>
          <table:table-cell table:style-name="ce4" office:value-type="float" office:value="6687">
            <text:p>668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OCIALISTA DE ANDALUCIA - PARTIDO ANDALUZ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E-FCC</text:p>
          </table:table-cell>
          <table:table-cell table:style-name="ce4" office:value-type="float" office:value="3937">
            <text:p>393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OALICION ELECTORAL FRONT COMUNIST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OC</text:p>
          </table:table-cell>
          <table:table-cell table:style-name="ce4" office:value-type="float" office:value="2699">
            <text:p>269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COMUNISTA OBRER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E</text:p>
          </table:table-cell>
          <table:table-cell table:style-name="ce4" office:value-type="float" office:value="2391">
            <text:p>239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SOLIDARIDAD ESPAÑO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E (M-L)</text:p>
          </table:table-cell>
          <table:table-cell table:style-name="ce4" office:value-type="float" office:value="2011">
            <text:p>201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COMUNISTA DE ESPAÑA (MARXISTA-LENINISTA)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</text:p>
          </table:table-cell>
          <table:table-cell table:style-name="ce4" office:value-type="float" office:value="1889">
            <text:p>188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CONSERVADOR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style-name="ce4" office:value-type="float" office:value="1689">
            <text:p>168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C (COSI)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LIGA COMUNISTA (C.OBREROS SOCIAL.INTERNACIONALIS.)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JONS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FALANGE ESPAÑOLA DE LAS JON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PARTIDO SOCIALISTA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9-03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466533">
            <text:p>3466533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337309">
            <text:p>2337309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1129224">
            <text:p>1129224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42753">
            <text:p>42753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9714">
            <text:p>9714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694847">
            <text:p>694847</text:p>
          </table:table-cell>
          <table:table-cell table:style-name="ce4" office:value-type="float" office:value="12">
            <text:p>12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-PCE</text:p>
          </table:table-cell>
          <table:table-cell table:style-name="ce4" office:value-type="float" office:value="436908">
            <text:p>436908</text:p>
          </table:table-cell>
          <table:table-cell table:style-name="ce4" office:value-type="float" office:value="7">
            <text:p>7</text:p>
          </table:table-cell>
          <table:table-cell table:style-name="ce5" office:value-type="string">
            <text:p>PARTIT SOCIALIST UNIFICAT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-UCD</text:p>
          </table:table-cell>
          <table:table-cell table:style-name="ce4" office:value-type="float" office:value="387543">
            <text:p>387543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CENTR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IU</text:p>
          </table:table-cell>
          <table:table-cell table:style-name="ce4" office:value-type="float" office:value="362427">
            <text:p>362427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COALICION CONVERGENCIA Y UN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RFN</text:p>
          </table:table-cell>
          <table:table-cell table:style-name="ce4" office:value-type="float" office:value="88770">
            <text:p>88770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ESQUERRA REPUBLICANA DE CATALUNYA - FRONT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D</text:p>
          </table:table-cell>
          <table:table-cell table:style-name="ce4" office:value-type="float" office:value="84195">
            <text:p>84195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COALICION DEMOCRA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BEAN</text:p>
          </table:table-cell>
          <table:table-cell table:style-name="ce4" office:value-type="float" office:value="41430">
            <text:p>4143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BLOC D'ESQUERRAD'ALLIBERAMENT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TC-PTE</text:p>
          </table:table-cell>
          <table:table-cell table:style-name="ce4" office:value-type="float" office:value="36001">
            <text:p>36001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T DEL TREBALL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OE-H</text:p>
          </table:table-cell>
          <table:table-cell table:style-name="ce4" office:value-type="float" office:value="29868">
            <text:p>2986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. SOCIALISTA OBRERO ESPAÑOL(SECTOR HISTORICO)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N</text:p>
          </table:table-cell>
          <table:table-cell table:style-name="ce4" office:value-type="float" office:value="20743">
            <text:p>2074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UNION NACIONAL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IR</text:p>
          </table:table-cell>
          <table:table-cell table:style-name="ce4" office:value-type="float" office:value="15019">
            <text:p>1501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IZQUIERDA REPUBLIC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ORT</text:p>
          </table:table-cell>
          <table:table-cell table:style-name="ce4" office:value-type="float" office:value="11122">
            <text:p>111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ORGANIZACION REVOLUCIONARI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MC-OIC</text:p>
          </table:table-cell>
          <table:table-cell table:style-name="ce4" office:value-type="float" office:value="10714">
            <text:p>1071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MOVIMIENTO COMUNISTA-ORGANIZ.IZQUIERDA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T</text:p>
          </table:table-cell>
          <table:table-cell table:style-name="ce4" office:value-type="float" office:value="10022">
            <text:p>100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COMUNISTA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OCE-BR</text:p>
          </table:table-cell>
          <table:table-cell table:style-name="ce4" office:value-type="float" office:value="8120">
            <text:p>812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ORGANIZACION COMUNISTA DE ESPAÑA BANDERA ROJ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E</text:p>
          </table:table-cell>
          <table:table-cell table:style-name="ce4" office:value-type="float" office:value="6515">
            <text:p>651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FICACION COMUNISTA DE ESPA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IN</text:p>
          </table:table-cell>
          <table:table-cell table:style-name="ce4" office:value-type="float" office:value="5932">
            <text:p>593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INDIC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CR</text:p>
          </table:table-cell>
          <table:table-cell table:style-name="ce4" office:value-type="float" office:value="5775">
            <text:p>577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IGA COMUNISTA REVOLUCIONARI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 CATALA</text:p>
          </table:table-cell>
          <table:table-cell table:style-name="ce4" office:value-type="float" office:value="5767">
            <text:p>576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STAT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SCC</text:p>
          </table:table-cell>
          <table:table-cell table:style-name="ce4" office:value-type="float" office:value="4976">
            <text:p>497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DEMOCRACIAL SOCIAL CRISTIANA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JONSA</text:p>
          </table:table-cell>
          <table:table-cell table:style-name="ce4" office:value-type="float" office:value="3908">
            <text:p>390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ONS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LC</text:p>
          </table:table-cell>
          <table:table-cell table:style-name="ce4" office:value-type="float" office:value="3267">
            <text:p>326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LIBERAL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CARL</text:p>
          </table:table-cell>
          <table:table-cell table:style-name="ce4" office:value-type="float" office:value="2554">
            <text:p>2554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CAR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E</text:p>
          </table:table-cell>
          <table:table-cell table:style-name="ce4" office:value-type="float" office:value="2550">
            <text:p>255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EUSKADIKO EZKER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IPPA</text:p>
          </table:table-cell>
          <table:table-cell table:style-name="ce4" office:value-type="float" office:value="2409">
            <text:p>240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INDEPENDIENTE PRO POLITICA AUSTER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LE</text:p>
          </table:table-cell>
          <table:table-cell table:style-name="ce4" office:value-type="float" office:value="1838">
            <text:p>183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ON PARA LA LIBERTAD DE EXPRESION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ROV</text:p>
          </table:table-cell>
          <table:table-cell table:style-name="ce4" office:value-type="float" office:value="1622">
            <text:p>162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PROVER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C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LIGA COMUN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E-UF</text:p>
          </table:table-cell>
          <table:table-cell table:number-columns-repeated="2" table:style-name="ce4" office:value-type="float" office:value="0">
            <text:p>0</text:p>
          </table:table-cell>
          <table:table-cell table:style-name="ce5" office:value-type="string">
            <text:p>FALANGE ESPAÑOLA - UNIDAD FALANGISTA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977-06" table:style-name="ta1" table:print="false">
        <table:table-column table:style-name="co1" table:number-columns-repeated="1024" table:default-cell-style-name="ce2"/>
        <table:table-row table:style-name="ro1">
          <table:table-cell table:style-name="ce6" office:value-type="string">
            <text:p>Siglas</text:p>
          </table:table-cell>
          <table:table-cell table:style-name="ce6" office:value-type="string">
            <text:p>Votos</text:p>
          </table:table-cell>
          <table:table-cell table:style-name="ce6" office:value-type="string">
            <text:p>Diputados</text:p>
          </table:table-cell>
          <table:table-cell table:style-name="ce6" office:value-type="string">
            <text:p>Candidatura</text:p>
          </table:table-cell>
          <table:table-cell table:number-columns-repeated="1020"/>
        </table:table-row>
        <table:table-row table:style-name="ro1">
          <table:table-cell office:value-type="string">
            <text:p>censo</text:p>
          </table:table-cell>
          <table:table-cell table:style-name="ce4" office:value-type="float" office:value="3004988">
            <text:p>3004988</text:p>
          </table:table-cell>
          <table:table-cell table:formula="of:=SUM([.C6:.C37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office:value-type="string">
            <text:p>participacion</text:p>
          </table:table-cell>
          <table:table-cell table:style-name="ce4" office:value-type="float" office:value="2392774">
            <text:p>2392774</text:p>
          </table:table-cell>
          <table:table-cell table:number-columns-repeated="1022"/>
        </table:table-row>
        <table:table-row table:style-name="ro1">
          <table:table-cell office:value-type="string">
            <text:p>abstencion</text:p>
          </table:table-cell>
          <table:table-cell table:style-name="ce4" office:value-type="float" office:value="612214">
            <text:p>612214</text:p>
          </table:table-cell>
          <table:table-cell table:number-columns-repeated="1022"/>
        </table:table-row>
        <table:table-row table:style-name="ro1">
          <table:table-cell office:value-type="string">
            <text:p>nulos</text:p>
          </table:table-cell>
          <table:table-cell table:style-name="ce4" office:value-type="float" office:value="29657">
            <text:p>29657</text:p>
          </table:table-cell>
          <table:table-cell table:number-columns-repeated="1022"/>
        </table:table-row>
        <table:table-row table:style-name="ro1">
          <table:table-cell office:value-type="string">
            <text:p>blancos</text:p>
          </table:table-cell>
          <table:table-cell table:style-name="ce4" office:value-type="float" office:value="4279">
            <text:p>4279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PSC-PSOE</text:p>
          </table:table-cell>
          <table:table-cell table:style-name="ce4" office:value-type="float" office:value="721880">
            <text:p>721880</text:p>
          </table:table-cell>
          <table:table-cell table:style-name="ce4" office:value-type="float" office:value="11">
            <text:p>11</text:p>
          </table:table-cell>
          <table:table-cell table:style-name="ce5" office:value-type="string">
            <text:p>PARTIT DELS SOCIALISTES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UC-PCE</text:p>
          </table:table-cell>
          <table:table-cell table:style-name="ce4" office:value-type="float" office:value="469361">
            <text:p>469361</text:p>
          </table:table-cell>
          <table:table-cell table:style-name="ce4" office:value-type="float" office:value="7">
            <text:p>7</text:p>
          </table:table-cell>
          <table:table-cell table:style-name="ce5" office:value-type="string">
            <text:p>PARTIT SOCIALIST UNIFICAT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DPC</text:p>
          </table:table-cell>
          <table:table-cell table:style-name="ce4" office:value-type="float" office:value="364798">
            <text:p>364798</text:p>
          </table:table-cell>
          <table:table-cell table:style-name="ce4" office:value-type="float" office:value="6">
            <text:p>6</text:p>
          </table:table-cell>
          <table:table-cell table:style-name="ce5" office:value-type="string">
            <text:p>COALICION ELECT.PACTE DEMOCRATIC PER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CD</text:p>
          </table:table-cell>
          <table:table-cell table:style-name="ce4" office:value-type="float" office:value="355857">
            <text:p>355857</text:p>
          </table:table-cell>
          <table:table-cell table:style-name="ce4" office:value-type="float" office:value="5">
            <text:p>5</text:p>
          </table:table-cell>
          <table:table-cell table:style-name="ce5" office:value-type="string">
            <text:p>UNION DE CENTRO DEMOCRATIC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UDC-IDCC</text:p>
          </table:table-cell>
          <table:table-cell table:style-name="ce4" office:value-type="float" office:value="127679">
            <text:p>127679</text:p>
          </table:table-cell>
          <table:table-cell table:style-name="ce4" office:value-type="float" office:value="2">
            <text:p>2</text:p>
          </table:table-cell>
          <table:table-cell table:style-name="ce5" office:value-type="string">
            <text:p>UNIO DEL CENTRE I LA DEM. CRISTIANA DE CATALUNY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EC-FED</text:p>
          </table:table-cell>
          <table:table-cell table:style-name="ce4" office:value-type="float" office:value="112794">
            <text:p>112794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COALICION ELECTORAL ESQUERRA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C-AP</text:p>
          </table:table-cell>
          <table:table-cell table:style-name="ce4" office:value-type="float" office:value="75097">
            <text:p>75097</text:p>
          </table:table-cell>
          <table:table-cell table:style-name="ce4" office:value-type="float" office:value="1">
            <text:p>1</text:p>
          </table:table-cell>
          <table:table-cell table:style-name="ce5" office:value-type="string">
            <text:p>COALICION ELECTORAL CONVIVENCIA CATAL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SP-US</text:p>
          </table:table-cell>
          <table:table-cell table:style-name="ce4" office:value-type="float" office:value="41356">
            <text:p>41356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SOCIALISTA POPULAR - UNIDAD SOCIALIST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UT</text:p>
          </table:table-cell>
          <table:table-cell table:style-name="ce4" office:value-type="float" office:value="13559">
            <text:p>13559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RENTE UNIDAD DE LOS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CUPS</text:p>
          </table:table-cell>
          <table:table-cell table:style-name="ce4" office:value-type="float" office:value="12040">
            <text:p>1204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UNITAT POPULAR PER SOCIALISME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ET</text:p>
          </table:table-cell>
          <table:table-cell table:style-name="ce4" office:value-type="float" office:value="10017">
            <text:p>1001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GRUPACION ELECTORAL DE TRABAJADORES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LLIGA</text:p>
          </table:table-cell>
          <table:table-cell table:style-name="ce4" office:value-type="float" office:value="9203">
            <text:p>9203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LLIGA DE CATALUNYA PARTIT LIBERAL CATAL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DSCC</text:p>
          </table:table-cell>
          <table:table-cell table:style-name="ce4" office:value-type="float" office:value="9157">
            <text:p>9157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DEMOCRACIA SOCIAL CRISTIANA DE CATALUÑ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N18</text:p>
          </table:table-cell>
          <table:table-cell table:style-name="ce4" office:value-type="float" office:value="8895">
            <text:p>889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IANZA NACIONAL 18 DE JULIO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ASDCI</text:p>
          </table:table-cell>
          <table:table-cell table:style-name="ce4" office:value-type="float" office:value="8738">
            <text:p>8738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ALIANZA SOCIALISTA DEMOCRA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RSC</text:p>
          </table:table-cell>
          <table:table-cell table:style-name="ce4" office:value-type="float" office:value="7900">
            <text:p>7900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REFORMA SOCIAL CATALAN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JONSA</text:p>
          </table:table-cell>
          <table:table-cell table:style-name="ce4" office:value-type="float" office:value="6395">
            <text:p>6395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FALANGE ESPAÑOLA DE LAS JONS AUTENTICA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PPROV</text:p>
          </table:table-cell>
          <table:table-cell table:style-name="ce4" office:value-type="float" office:value="4112">
            <text:p>4112</text:p>
          </table:table-cell>
          <table:table-cell table:style-name="ce4" office:value-type="float" office:value="0">
            <text:p>0</text:p>
          </table:table-cell>
          <table:table-cell table:style-name="ce5" office:value-type="string">
            <text:p>PARTIDO PROVERISTA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30">10/30/2011</text:date>, <text:time>00:1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9T17:30:04</meta:creation-date>
    <dc:date>2011-10-30T00:10:06</dc:date>
    <meta:editing-duration>PT5H3M44S</meta:editing-duration>
    <meta:editing-cycles>31</meta:editing-cycles>
    <meta:generator>LibreOffice/3.3$Linux LibreOffice_project/330m19$Build-401</meta:generator>
    <meta:document-statistic meta:table-count="11" meta:cell-count="1093" meta:object-count="0"/>
  </office:meta>
</office:document-meta>
</file>